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DB100000726000006F07B698630D60B94F3.svg" manifest:media-type="image/svg+xml"/>
  <manifest:file-entry manifest:full-path="Pictures/10001E460000070C000006D63BD7E95807005980.svg" manifest:media-type="image/svg+xml"/>
  <manifest:file-entry manifest:full-path="Pictures/10000201000000440000004265368A6496157406.png" manifest:media-type="image/png"/>
  <manifest:file-entry manifest:full-path="Pictures/10000201000000440000004281C0EC25524AE82B.png" manifest:media-type="image/png"/>
  <manifest:file-entry manifest:full-path="Pictures/100002010000004500000043321FF7716E885A95.png" manifest:media-type="image/png"/>
  <manifest:file-entry manifest:full-path="Pictures/10000E5400000707000006D216741E64C7875B85.svg" manifest:media-type="image/svg+xml"/>
  <manifest:file-entry manifest:full-path="Pictures/100017250000070C000006D67DE39097F9CCF29B.svg" manifest:media-type="image/svg+xml"/>
  <manifest:file-entry manifest:full-path="Pictures/1000020100000044000000420B24017027A2418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" svg:font-family="'DIN Alternate Bold'"/>
    <style:font-face style:name="Iowan Old Style Roman1" svg:font-family="'Iowan Old Style Roman'"/>
    <style:font-face style:name="Arial2" svg:font-family="Arial" style:font-family-generic="swiss"/>
    <style:font-face style:name="DIN Alternate Bold2" svg:font-family="'DIN Alternate Bold'" style:font-family-generic="swiss"/>
    <style:font-face style:name="DIN Alternate Bold1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2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45cm" fo:min-width="14.105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586cm" fo:min-width="12.552cm" fo:padding-top="0.165cm" fo:padding-bottom="0.165cm" fo:padding-left="0.29cm" fo:padding-right="0.29cm"/>
    </style:style>
    <style:style style:name="gr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147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14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147cm" fo:padding-top="0.165cm" fo:padding-bottom="0.165cm" fo:padding-left="0.29cm" fo:padding-right="0.29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7" style:family="paragraph">
      <loext:graphic-properties draw:fill="solid" draw:fill-color="#ffffff" draw:opacity="100%"/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8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2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normal" style:font-name-asian="DIN Alternate Bold" style:font-size-asian="12pt" style:font-style-asian="normal" style:font-weight-asian="normal" style:font-name-complex="DIN Alternate Bold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14.605cm" svg:height="12.7cm" svg:x="8.69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B Pod N_7" draw:style-name="gr2" draw:text-style-name="P3" draw:layer="layout" svg:width="2.361cm" svg:height="0.749cm" svg:x="17.465cm" svg:y="13.273cm">
          <text:p text:style-name="P2"><text:span text:style-name="T1">DB </text:span><text:span text:style-name="T1">Pod 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3.646cm" svg:height="11.43cm" svg:x="9.214cm" svg:y="11.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8.415cm" svg:y1="13.77cm" svg:x2="13.335cm" svg:y2="13.77cm">
          <text:p/>
        </draw:line>
        <draw:line draw:style-name="gr4" draw:text-style-name="P5" draw:layer="layout" svg:x1="11.849cm" svg:y1="18.644cm" svg:x2="11.865cm" svg:y2="19.585cm">
          <text:p/>
        </draw:line>
        <draw:line draw:style-name="gr4" draw:text-style-name="P5" draw:layer="layout" svg:x1="11.87cm" svg:y1="15.335cm" svg:x2="11.87cm" svg:y2="16.075cm">
          <text:p/>
        </draw:line>
        <draw:custom-shape draw:style-name="gr5" draw:text-style-name="P7" draw:layer="layout" svg:width="3.811cm" svg:height="1.905cm" svg:x="9.96cm" svg:y="16.41cm">
          <text:p text:style-name="P6"><text:span text:style-name="T2">root</text:span><text:span text:style-name="T2"><text:line-break/></text:span><text:span text:style-name="T2">certific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811cm" svg:height="1.905cm" svg:x="16.075cm" svg:y="16.61cm">
          <text:p text:style-name="P6"><text:span text:style-name="T2">TLS</text:span><text:span text:style-name="T2"><text:line-break/></text:span><text:span text:style-name="T2">certific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811cm" svg:height="1.905cm" svg:x="15.875cm" svg:y="16.41cm">
          <text:p text:style-name="P6"><text:span text:style-name="T2">TLS</text:span><text:span text:style-name="T2"><text:line-break/></text:span><text:span text:style-name="T2">certific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.803cm" svg:height="1.749cm" svg:x="19.187cm" svg:y="12.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0B24017027A24189.png" xlink:type="simple" xlink:show="embed" xlink:actuate="onLoad" draw:mime-type="image/png"/>
        </draw:frame>
        <draw:custom-shape draw:name="DB Pod 1_6" draw:style-name="gr9" draw:text-style-name="P11" draw:layer="layout" svg:width="1.563cm" svg:height="0.787cm" svg:x="19.251cm" svg:y="14.628cm">
          <text:p text:style-name="P10"><text:span text:style-name="T2">iss</text:span><text:span text:style-name="T2">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.803cm" svg:height="1.749cm" svg:x="10.986cm" svg:y="12.782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0B24017027A24189.png" xlink:type="simple" xlink:show="embed" xlink:actuate="onLoad" draw:mime-type="image/png"/>
        </draw:frame>
        <draw:custom-shape draw:name="DB Pod 1_0" draw:style-name="gr10" draw:text-style-name="P11" draw:layer="layout" svg:width="3.024cm" svg:height="0.863cm" svg:x="10.32cm" svg:y="14.472cm">
          <text:p text:style-name="P12"><text:span text:style-name="T2">cert-</text:span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.158cm" svg:height="1.124cm" svg:x="9.859cm" svg:y="10.836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81C0EC25524AE82B.png" xlink:type="simple" xlink:show="embed" xlink:actuate="onLoad" draw:mime-type="image/png"/>
        </draw:frame>
        <draw:frame draw:style-name="gr11" draw:text-style-name="P13" draw:layer="layout" svg:width="1.803cm" svg:height="1.749cm" svg:x="11.077cm" svg:y="19.781cm">
          <draw:image xlink:href="Pictures/10001E460000070C000006D63BD7E95807005980.svg" xlink:type="simple" xlink:show="embed" xlink:actuate="onLoad" draw:mime-type="image/svg+xml">
            <text:p/>
          </draw:image>
          <draw:image xlink:href="Pictures/10000201000000440000004265368A6496157406.png" xlink:type="simple" xlink:show="embed" xlink:actuate="onLoad" draw:mime-type="image/png"/>
        </draw:frame>
        <draw:frame draw:style-name="gr11" draw:text-style-name="P13" draw:layer="layout" svg:width="1.829cm" svg:height="1.775cm" svg:x="14.665cm" svg:y="19.785cm">
          <draw:image xlink:href="Pictures/10001DB100000726000006F07B698630D60B94F3.svg" xlink:type="simple" xlink:show="embed" xlink:actuate="onLoad" draw:mime-type="image/svg+xml">
            <text:p/>
          </draw:image>
          <draw:image xlink:href="Pictures/100002010000004500000043321FF7716E885A95.png" xlink:type="simple" xlink:show="embed" xlink:actuate="onLoad" draw:mime-type="image/png"/>
        </draw:frame>
        <draw:custom-shape draw:name="DB Pod 1_1" draw:style-name="gr12" draw:text-style-name="P11" draw:layer="layout" svg:width="2.954cm" svg:height="0.787cm" svg:x="14.07cm" svg:y="21.56cm">
          <text:p text:style-name="P10"><text:span text:style-name="T3">my-cluster-ss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1.829cm" svg:height="1.775cm" svg:x="19.176cm" svg:y="19.785cm">
          <draw:image xlink:href="Pictures/10001DB100000726000006F07B698630D60B94F3.svg" xlink:type="simple" xlink:show="embed" xlink:actuate="onLoad" draw:mime-type="image/svg+xml">
            <text:p/>
          </draw:image>
          <draw:image xlink:href="Pictures/100002010000004500000043321FF7716E885A95.png" xlink:type="simple" xlink:show="embed" xlink:actuate="onLoad" draw:mime-type="image/png"/>
        </draw:frame>
        <draw:custom-shape draw:name="DB Pod 1_2" draw:style-name="gr13" draw:text-style-name="P11" draw:layer="layout" svg:width="4.531cm" svg:height="0.787cm" svg:x="17.894cm" svg:y="21.56cm">
          <text:p text:style-name="P10"><text:span text:style-name="T3">my-</text:span><text:span text:style-name="T3">clu</text:span><text:span text:style-name="T3">ster</text:span><text:span text:style-name="T3">-</text:span><text:span text:style-name="T3">ssl-</text:span><text:span text:style-name="T3">inte</text:span><text:span text:style-name="T3">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5" draw:layer="layout" svg:x1="16.51cm" svg:y1="18.85cm" svg:x2="15.875cm" svg:y2="19.579cm">
          <text:p/>
        </draw:line>
        <draw:line draw:style-name="gr4" draw:text-style-name="P5" draw:layer="layout" svg:x1="19.05cm" svg:y1="18.85cm" svg:x2="19.685cm" svg:y2="19.579cm">
          <text:p/>
        </draw:line>
        <draw:line draw:style-name="gr4" draw:text-style-name="P5" draw:layer="layout" svg:x1="14.27cm" svg:y1="17.345cm" svg:x2="15.54cm" svg:y2="17.345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" svg:font-family="'DIN Alternate Bold'"/>
    <style:font-face style:name="Iowan Old Style Roman1" svg:font-family="'Iowan Old Style Roman'"/>
    <style:font-face style:name="Arial2" svg:font-family="Arial" style:font-family-generic="swiss"/>
    <style:font-face style:name="DIN Alternate Bold2" svg:font-family="'DIN Alternate Bold'" style:font-family-generic="swiss"/>
    <style:font-face style:name="DIN Alternate Bold1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2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22T18:11:23.027792146</dc:date>
    <meta:editing-duration>PT5H13M16S</meta:editing-duration>
    <meta:editing-cycles>30</meta:editing-cycles>
    <meta:generator>LibreOffice/7.1.4.2$Linux_X86_64 LibreOffice_project/10$Build-2</meta:generator>
    <meta:document-statistic meta:object-count="43"/>
  </office:meta>
</office:document-meta>
</file>